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5AB9120E.png" manifest:media-type="image/png"/>
  <manifest:file-entry manifest:full-path="Pictures/200000020000012F0000023DA4EB20BD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47cm, 15.649cm, 18.748cm, 25.26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6" style:family="graphic" style:parent-style-name="text">
      <style:graphic-properties draw:stroke="none" svg:stroke-color="#000000" draw:fill="none" draw:fill-color="#ffffff" fo:min-height="1.705cm"/>
    </style:style>
    <style:style style:name="gr7" style:family="graphic" style:parent-style-name="text">
      <style:graphic-properties draw:stroke="solid" svg:stroke-color="#ff0000" draw:fill="none" draw:fill-color="#ffffff" fo:min-height="6.81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nux Libertine O" fo:font-size="14pt" fo:language="fr" fo:country="FR" style:font-size-asian="14pt" style:font-size-complex="14pt"/>
    </style:style>
    <style:style style:name="P3" style:family="paragraph">
      <style:text-properties style:font-name="Linux Libertine O" fo:font-size="14pt" style:font-size-asian="14pt" style:font-size-complex="14pt"/>
    </style:style>
    <style:style style:name="T1" style:family="text">
      <style:text-properties style:font-name="Linux Libertine O2" fo:font-size="14pt" fo:language="fr" fo:country="FR" style:font-name-asian="Linux Libertine O2" style:font-size-asian="14pt" style:font-name-complex="Linux Libertine O2" style:font-size-complex="14pt"/>
    </style:style>
    <style:style style:name="T2" style:family="text">
      <style:text-properties style:font-name="Linux Libertine O" fo:font-size="14pt" fo:language="fr" fo:country="FR" style:font-size-asian="14pt" style:font-size-complex="14pt"/>
    </style:style>
    <style:style style:name="T3" style:family="text">
      <style:text-properties style:font-name="Linux Libertine O" fo:font-size="14pt" style:font-size-asian="14pt" style:font-size-complex="14pt"/>
    </style:style>
    <style:style style:name="T4" style:family="text">
      <style:text-properties style:font-name="Linux Libertine O2" fo:font-size="14pt" style:font-name-asian="Linux Libertine O2" style:font-size-asian="14pt" style:font-name-complex="Linux Libertine O2" style:font-size-complex="14pt"/>
    </style:style>
    <style:style style:name="T5" style:family="text">
      <style:text-properties style:font-name="Linux Libertine O" fo:font-size="14pt" style:font-name-asian="Linux Libertine O2" style:font-size-asian="14pt" style:font-name-complex="Linux Libertine O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4cm" svg:height="19.589cm" svg:x="11.631cm" svg:y="0.492cm">
          <draw:image xlink:href="Pictures/200000020000012F0000023DA4EB20BD.eps" xlink:type="simple" xlink:show="embed" xlink:actuate="onLoad">
            <text:p/>
          </draw:image>
        </draw:frame>
        <draw:frame draw:style-name="gr2" draw:text-style-name="P1" draw:layer="layout" svg:width="9.196cm" svg:height="9.928cm" svg:x="0.563cm" svg:y="1.529cm">
          <draw:image xlink:href="Pictures/1000020100000780000004B05AB9120E.png" xlink:type="simple" xlink:show="embed" xlink:actuate="onLoad">
            <text:p/>
          </draw:image>
        </draw:frame>
        <draw:frame draw:style-name="gr3" draw:text-style-name="P2" draw:layer="layout" svg:width="6.858cm" svg:height="1.955cm" svg:x="9.382cm" svg:y="18.907cm">
          <draw:text-box>
            <text:p><text:span text:style-name="T1">ʊ(x1, x2, x3, x4, x5) ⇔</text:span><text:span text:style-name="T2"> x2 &gt; 0 ,</text:span></text:p>
            <text:p><text:span text:style-name="T2">Assert (</text:span><text:span text:style-name="T1">ʊ</text:span><text:span text:style-name="T2">)</text:span></text:p>
          </draw:text-box>
        </draw:frame>
        <draw:frame draw:style-name="gr4" draw:text-style-name="P2" draw:layer="layout" svg:width="5.235cm" svg:height="1.016cm" svg:x="10.906cm" svg:y="16.24cm">
          <draw:text-box>
            <text:p><text:span text:style-name="T1">ʊ(x1, x2, x3, 0, x5)</text:span></text:p>
          </draw:text-box>
        </draw:frame>
        <draw:frame draw:style-name="gr4" draw:text-style-name="P2" draw:layer="layout" svg:width="4.699cm" svg:height="1.016cm" svg:x="10.017cm" svg:y="13.446cm">
          <draw:text-box>
            <text:p><text:span text:style-name="T1">ʊ(x1 , -x2 ,x3, 0, x5)</text:span></text:p>
          </draw:text-box>
        </draw:frame>
        <draw:frame draw:style-name="gr4" draw:text-style-name="P2" draw:layer="layout" svg:width="5.235cm" svg:height="1.016cm" svg:x="19.161cm" svg:y="13.446cm">
          <draw:text-box>
            <text:p><text:span text:style-name="T1">ʊ(x1 ,x2+1 ,x3 ,0, x5)</text:span></text:p>
          </draw:text-box>
        </draw:frame>
        <draw:frame draw:style-name="gr3" draw:text-style-name="P2" draw:layer="layout" svg:width="7.493cm" svg:height="1.955cm" svg:x="18.653cm" svg:y="10.475cm">
          <draw:text-box>
            <text:p><text:span text:style-name="T1">x1 &lt; x3 ⇒ʊ(x1 , -x2 ,x3, 0, x5) <text:s text:c="2"/></text:span></text:p>
            <text:p><text:span text:style-name="T1">∧ </text:span></text:p>
            <text:p><text:span text:style-name="T1"><text:s/></text:span><text:span text:style-name="T1">x1 ≥ x3 ⇒ ʊ(x1 ,x2+1 ,x3 ,0, x5) </text:span></text:p>
          </draw:text-box>
        </draw:frame>
        <draw:frame draw:style-name="gr5" draw:text-style-name="P2" draw:layer="layout" svg:width="9.779cm" svg:height="2.159cm" svg:x="18.526cm" svg:y="7.35cm">
          <draw:text-box>
            <text:p><text:span text:style-name="T1">add(x3,x2) &lt; x3 ⇒ʊ(add(x3,x2) , -x2 ,x3, 0,x5) <text:s/></text:span></text:p>
            <text:p><text:span text:style-name="T1">∧ </text:span></text:p>
            <text:p><text:span text:style-name="T1"><text:s/></text:span><text:span text:style-name="T1">add(x3,x2) ≥ x3 ⇒ ʊ(add(x3,x2) ,x2+1 ,x3 ,0) </text:span></text:p>
          </draw:text-box>
        </draw:frame>
        <draw:frame draw:style-name="gr5" draw:text-style-name="P2" draw:layer="layout" svg:width="9.779cm" svg:height="2.159cm" svg:x="18.399cm" svg:y="4.81cm">
          <draw:text-box>
            <text:p><text:span text:style-name="T1">add(x3,3) &lt; x3 ⇒ʊ(add(x3,3) , -3 ,x3, 0, x5) <text:s text:c="2"/></text:span></text:p>
            <text:p><text:span text:style-name="T1">∧ </text:span></text:p>
            <text:p><text:span text:style-name="T1"><text:s/></text:span><text:span text:style-name="T1">add(x3,3) ≥ x3 ⇒ ʊ(add(x3,3) ,3+1 ,x3 ,0, x5) </text:span></text:p>
          </draw:text-box>
        </draw:frame>
        <draw:frame draw:style-name="gr5" draw:text-style-name="P2" draw:layer="layout" svg:width="9.779cm" svg:height="2.159cm" svg:x="18.399cm" svg:y="2.143cm">
          <draw:text-box>
            <text:p><text:span text:style-name="T1">add(5,3) &lt; 5 ⇒ʊ(add(5,3) , -3 ,5, 0, x5) <text:s text:c="2"/></text:span></text:p>
            <text:p><text:span text:style-name="T1">∧ </text:span></text:p>
            <text:p><text:span text:style-name="T1"><text:s/></text:span><text:span text:style-name="T1">add(5,3) ≥ 5 ⇒ ʊ(add(5,3) ,3+1 ,5 ,0, x5) </text:span></text:p>
          </draw:text-box>
        </draw:frame>
        <draw:frame draw:style-name="gr6" draw:text-style-name="P3" draw:layer="layout" svg:width="9.878cm" svg:height="1.955cm" svg:x="17.411cm" svg:y="0.492cm">
          <draw:text-box>
            <text:p><text:span text:style-name="T3"><text:s/></text:span><text:span text:style-name="T4">ɳ(x1, x2, x3, x4, x5)</text:span><text:span text:style-name="T5"> </text:span><text:span text:style-name="T4">⇔</text:span><text:span text:style-name="T5"> </text:span><text:span text:style-name="T4">x1, x2, x3, x4, x5</text:span><text:span text:style-name="T3"> </text:span><text:span text:style-name="T5">∈ ℕ,</text:span></text:p>
            <text:p><text:span text:style-name="T5">assume( </text:span><text:span text:style-name="T4">ɳ</text:span><text:span text:style-name="T5"> )</text:span></text:p>
          </draw:text-box>
        </draw:frame>
        <draw:frame draw:style-name="gr7" draw:text-style-name="P3" draw:layer="layout" svg:width="9.128cm" svg:height="7.067cm" svg:x="-0.143cm" svg:y="11.84cm">
          <draw:text-box>
            <text:p><text:span text:style-name="T3">L'équation produite sera :</text:span></text:p>
            <text:p><text:span text:style-name="T1">ɳ</text:span></text:p>
            <text:p><text:span text:style-name="T1">⇒</text:span></text:p>
            <text:p><text:span text:style-name="T1">(add(5,3) &lt; 5 ⇒ʊ(add(5,3) , -3 ,5, 0, x5) <text:s text:c="2"/></text:span></text:p>
            <text:p><text:span text:style-name="T1">∧ <text:s/></text:span></text:p>
            <text:p><text:span text:style-name="T1"><text:s/></text:span><text:span text:style-name="T1">add(5,3) ≥ 5 ⇒ ʊ(add(5,3) ,3+1 ,5 ,0, x5) )</text:span></text:p>
            <text:p><text:span text:style-name="T1"/></text:p>
            <text:p><text:span text:style-name="T1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line draw:style-name="gr8" draw:text-style-name="P1" draw:layer="layout" svg:x1="12.315cm" svg:y1="18.907cm" svg:x2="12.339cm" svg:y2="17.062cm">
          <text:p/>
        </draw:line>
        <draw:line draw:style-name="gr8" draw:text-style-name="P1" draw:layer="layout" svg:x1="12.346cm" svg:y1="16.307cm" svg:x2="12.37cm" svg:y2="14.462cm">
          <text:p/>
        </draw:line>
        <draw:path draw:style-name="gr9" draw:text-style-name="P1" draw:layer="layout" svg:width="5.247cm" svg:height="4.471cm" draw:transform="skewX (7.93702765739987E-017) rotate (-0.389033890269536) translate (15.0990943200644cm 13.1184379424517cm)" svg:viewBox="0 0 5248 4472" svg:d="M0 4472c989 0 2486-454 2486-454l887-444 839-692 662-1447 272-1099 102-336">
          <text:p/>
        </draw:path>
        <draw:line draw:style-name="gr8" draw:text-style-name="P1" draw:layer="layout" svg:x1="19.955cm" svg:y1="15.109cm" svg:x2="20.252cm" svg:y2="14.317cm">
          <text:p/>
        </draw:line>
        <draw:line draw:style-name="gr8" draw:text-style-name="P1" draw:layer="layout" svg:x1="13.328cm" svg:y1="13.155cm" svg:x2="18.224cm" svg:y2="11.721cm">
          <text:p/>
        </draw:line>
        <draw:line draw:style-name="gr8" draw:text-style-name="P1" draw:layer="layout" svg:x1="20.945cm" svg:y1="13.446cm" svg:x2="20.945cm" svg:y2="12.43cm">
          <text:p/>
        </draw:line>
        <draw:line draw:style-name="gr8" draw:text-style-name="P1" draw:layer="layout" svg:x1="21.955cm" svg:y1="10.475cm" svg:x2="21.955cm" svg:y2="9.509cm">
          <text:p/>
        </draw:line>
        <draw:line draw:style-name="gr8" draw:text-style-name="P1" draw:layer="layout" svg:x1="21.955cm" svg:y1="7.558cm" svg:x2="21.955cm" svg:y2="6.592cm">
          <text:p/>
        </draw:line>
        <draw:line draw:style-name="gr8" draw:text-style-name="P1" draw:layer="layout" svg:x1="21.955cm" svg:y1="10.476cm" svg:x2="21.955cm" svg:y2="9.51cm">
          <text:p/>
        </draw:line>
        <draw:line draw:style-name="gr8" draw:text-style-name="P1" draw:layer="layout" svg:x1="21.955cm" svg:y1="6.297cm" svg:x2="21.955cm" svg:y2="5.331cm">
          <text:p/>
        </draw:line>
        <draw:line draw:style-name="gr8" draw:text-style-name="P1" draw:layer="layout" svg:x1="21.955cm" svg:y1="10.476cm" svg:x2="21.955cm" svg:y2="9.51cm">
          <text:p/>
        </draw:line>
        <draw:line draw:style-name="gr8" draw:text-style-name="P1" draw:layer="layout" svg:x1="21.955cm" svg:y1="4.81cm" svg:x2="21.955cm" svg:y2="3.844cm">
          <text:p/>
        </draw:line>
        <draw:line draw:style-name="gr8" draw:text-style-name="P1" draw:layer="layout" svg:x1="21.955cm" svg:y1="10.476cm" svg:x2="21.955cm" svg:y2="9.51cm">
          <text:p/>
        </draw:line>
        <draw:line draw:style-name="gr8" draw:text-style-name="P1" draw:layer="layout" svg:x1="21.955cm" svg:y1="10.476cm" svg:x2="21.955cm" svg:y2="9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6T17:16:50.232158611</meta:creation-date>
    <dc:date>2018-06-08T17:55:55.993090253</dc:date>
    <dc:creator>Paul Raynaud</dc:creator>
    <meta:editing-duration>PT2H54M11S</meta:editing-duration>
    <meta:editing-cycles>15</meta:editing-cycles>
    <meta:generator>LibreOffice/4.3.3.2$Linux_X86_64 LibreOffice_project/430m0$Build-2</meta:generator>
    <meta:document-statistic meta:object-count="26"/>
  </office:meta>
</office:document-meta>
</file>